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Table1" style:family="table">
      <style:table-properties style:width="7.0in" table:align="margins"/>
    </style:style>
    <style:style style:name="P1" style:family="paragraph" style:parent-style-name="Standard">
      <style:text-properties style:font-name="Times" fo:font-size="11.0pt"/>
    </style:style>
    <style:style style:name="P2" style:family="paragraph" style:parent-style-name="Standard">
      <style:paragraph-properties fo:text-align="center"/>
      <style:text-properties style:font-name="Times" fo:font-size="11.0pt"/>
    </style:style>
    <style:style style:name="P3"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1.0pt"/>
    </style:style>
    <style:style style:name="P4" style:family="paragraph" style:parent-style-name="Standard">
      <style:paragraph-properties fo:text-indent="0.5000in"/>
      <style:text-properties style:font-name="Times" fo:font-size="11.0pt"/>
    </style:style>
    <style:style style:name="P5" style:family="paragraph" style:parent-style-name="Standard">
      <style:paragraph-properties fo:margin-left="0.5000in" fo:text-align="justify" fo:text-indent="-0.5000in">
        <style:tab-stops>
          <style:tab-stop style:position="0.1528in"/>
          <style:tab-stop style:position="0.5000in"/>
        </style:tab-stops>
      </style:paragraph-properties>
      <style:text-properties style:font-name="Times" fo:font-size="11.0pt"/>
    </style:style>
    <style:style style:name="P6" style:family="paragraph" style:parent-style-name="Standard">
      <style:paragraph-properties fo:margin-bottom="0.1390in" fo:text-align="center" fo:line-height="115%"/>
      <style:text-properties style:font-name="Times" fo:font-size="11.0pt"/>
    </style:style>
    <style:style style:name="P7" style:family="paragraph" style:parent-style-name="Standard">
      <style:paragraph-properties fo:margin-bottom="0.1390in" fo:line-height="115%"/>
      <style:text-properties style:font-name="Times" fo:font-size="11.0pt"/>
    </style:style>
    <style:style style:name="T1" style:family="text">
      <style:text-properties fo:font-weight="bold" fo:font-weight-asian="bold" fo:font-weight-complex="bold"/>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number text:level="1" style:num-suffix="." style:num-format="1">
        <style:list-level-properties text:space-before="0.25in" text:min-label-width="0.25in"/>
      </text:list-level-style-number>
    </text:list-style>
    <text:list-style style:name="L2">
      <text:list-level-style-bullet text:level="1" text:bullet-char="">
        <style:list-level-properties text:space-before="0.25in" text:min-label-width="0.25in"/>
      </text:list-level-style-bullet>
    </text:list-style>
    <text:list-style style:name="L3">
      <text:list-level-style-bullet text:level="1" text:bullet-char="•">
        <style:list-level-properties text:space-before="0.25in" text:min-label-width="0.25in"/>
      </text:list-level-style-bullet>
    </text:list-style>
  </office:automatic-styles>
  <office:body>
    <office:text>
      <text:p text:style-name="P1">Matt Reigada, Bethany Watson</text:p>
      <text:p text:style-name="P1"/>
      <text:p text:style-name="P2"><text:span text:style-name="T1">Simulating Cache Structures and Cache Replacement Policies</text:span></text:p>
      <text:p text:style-name="P2"/>
      <text:list text:style-name="L1">
        <text:list-item>
          <text:p text:style-name="P3"><text:span text:style-name="T1">1. Introduction</text:span></text:p>
        </text:list-item>
      </text:list>
      <text:p text:style-name="P4">Project two implements and compares the hit-rate performance of different caching techniques and cache replacement policies. Direct mapped caches of various sizes, <text:s/>64KB set-associative caches with varying degrees of associativity, and 64KB fully-associative caches were tested; figures 1 through 4 represent the average performance of each cache setup , measured as a ratio of (cache-hits) / (total number of instructions), as demonstrated using the “lucas,” “twolf,” and “mcf” memory traces provided in the project materials. The data suggests that, on average, the set-associative and fully-associative caches out-perform direct-mapped caches. Although the hit-rates of these two cache setups prove comparable, fully-associative caches performed significantly slower during testing. Set-associative caches, therefore, prove the most effective, providing relatively quick execution time and hit-rates comparable to those achieved in fully-associative caches.</text:p>
      <text:p text:style-name="P4">Section 2 provides a deeper analysis of the various caching techniques and a discussion on the performance of different replacement (LRU vs. Random) and write-through policies (allocation vs. no allocation on a cache miss). Section 3 poses two new cache replacement policies designed to improve the hit-rate performance of set-associative caches. Section 4 comprises a chart detailing the delegation of work between lab partners. Section 5 concludes the report, directly answering the questions posed in the project two assignment document.</text:p>
      <text:p text:style-name="P1"/>
      <text:p text:style-name="P1"><text:span text:style-name="T1">2. Cache Performance Analysis </text:span></text:p>
      <text:p text:style-name="P1"><text:tab/>Section 2 analyzes the performance of three different types of cache: direct-mapped, set-associative, and fully-associative. All caches were tested using a 64 byte line size and a read size of two-million instructions, except during independent testing.</text:p>
      <text:p text:style-name="P1"/>
      <text:p text:style-name="P1"><text:span text:style-name="T1">2.1 Direct-Mapped Caches</text:span></text:p>
      <text:p text:style-name="P1"><text:span text:style-name="T1"><text:tab/></text:span>The direct-mapped caches (DMCs) performed the worst out of the three cache types tested, averaging a 97% hit rate amongst the three test files (with the exception of the set-associative cache with no allocation on cache miss, which achieved a 65% hit-rate for the “mcf” trace file). DMCs of sizes 4, 8, 16, 32, and 64 KB were tested, with the largest cache size consistently out-performing the smaller caches in terms of cache hits (Fig 1). DMCs follow strict line replacement policies according to the index of the address in queue, so although an LRU policy was defined during testing, it was not used.</text:p>
      <text:p text:style-name="P2">Fig. 1</text:p>
      <text:p text:style-name="P2"/>
      <text:p text:style-name="P1"><text:s text:c="2"/><text:span text:style-name="T1">2.20 Set-Associative Caches</text:span></text:p>
      <text:p text:style-name="P1"><text:span text:style-name="T1"><text:tab/></text:span>Each set-associative cache (SAC) remained fixed at a size of 64KB, but varied in terms of associativity. The number of ways per cache ranged from 2 to 16, incrementing by powers of 2, and each cache followed the Least Recently Used (LRU) replacement policy. Testing with the provided traces indicated no major changes in performance correlating to changes in associativity; during independent testing, caches with higher associativity sometimes had hit rates more than 25% higher than those with lower associativity. As shown in figure 2, the average hit-rate for SAC was 98.6%.</text:p>
      <text:p text:style-name="P2">Fig.2</text:p>
      <text:p text:style-name="P1"><text:span text:style-name="T1">2.21 Set-Associative Caches with No Allocation on a Write Miss</text:span></text:p>
      <text:p text:style-name="P1"><text:span text:style-name="T1"><text:tab/></text:span>SAC testing was replicated in part four of the assignment, with the additional assumption that load instructions which missed into the cache were not written into the cache. This resulted in a significant decrease in the average hit rate of the SACs, dropping from 98.6% to 87.33% (Fig 3).</text:p>
      <text:p text:style-name="P1"/>
      <text:p text:style-name="P2">Fig. 3</text:p>
      <text:p text:style-name="P2"/>
      <text:p text:style-name="P1"><text:span text:style-name="T1">2.3 Fully Associative Caches</text:span></text:p>
      <text:p text:style-name="P1"><text:span text:style-name="T1"><text:tab/></text:span>Fully-associative caches(FACs) were tested using a fixed cache size of 64KB and two different replacement policies: LRU and Random. Under the LRU replacement policy, the average hit-rate for a FAC was 98.6%; FACs following the Random replacement policy averaged a 98% hit rate. These results can be seen graphed side by side in figure 4. Although the performance of FACs proves comparable to that of the SACs during testing, it should be noted that testing FACs for large sample sizes took significantly more time than the SACs in identical circumstances. This delay is likely a result of the FAC checking, on average, n/2 locations in the cache before registering a hit, and n locations before declaring a cache miss.</text:p>
      <text:p text:style-name="P1"/>
      <text:p text:style-name="P1"/>
      <text:p text:style-name="P1"/>
      <text:p text:style-name="P1"/>
      <text:p text:style-name="P1"/>
      <text:p text:style-name="P2">Fig 4.</text:p>
      <text:p text:style-name="P1"/>
      <text:p text:style-name="P1"><text:span text:style-name="T1">3. Extra-Credit Implementations</text:span></text:p>
      <text:p text:style-name="P1"/>
      <text:p text:style-name="P1"><text:tab/>Two alternative cache replacement policies were proposed and implemented in an attempt to increase the hit rate of SACs as demonstrated in sections 2.20 and 2.21. Section 3.1 discusses an attempt which stores recently evicted addresses in an additional buffer and allows instructions to be placed into the cache early, providing they do not evict an existing address; section 3.2 describes a technique modeled after bi-modal branch prediction policies that attempts to evaluate and adapt to the current cache environment.</text:p>
      <text:p text:style-name="P1"><text:tab/>To run all three extra-credit implementations, enter the main.cpp file of the project directory. At the top of the file, “#define testing” is set as false; change this to true and run the program normally.</text:p>
      <text:p text:style-name="P1"/>
      <text:p text:style-name="P1"><text:span text:style-name="T1">3.11 Conflict Cache Technique</text:span></text:p>
      <text:p text:style-name="P1"/>
      <text:p text:style-name="P1"><text:tab/>The conflict cache is a small fully associative cache added in addition to a direct mapped cache. <text:s/>In theory both caches would checked for a cache hit simulanously,</text:p>
      <text:p text:style-name="P1">When an item misses both caches we then check whether the direct mapped cache will be forced to evict an entry. <text:s/>If the direct mapped cache would then evict an entry, we</text:p>
      <text:p text:style-name="P1">move the evicted entry into the conflict cache and we select which index to flush from the conflict cache randomly. <text:s/>When an item hits into the conflict cache and not the</text:p>
      <text:p text:style-name="P1">direct mapped cache, we also move the cache entry back into the primary cache. <text:s/>Should this then evict an entry, that entry is then moved into the conflict cache. <text:s/>This</text:p>
      <text:p text:style-name="P1">allows cache lines which regularly conflict to both be juggled between the two caches, and allows for significant performance increases, without too much cache memory</text:p>
      <text:p text:style-name="P1">overhead. <text:s/>Unfortunately for set associative caches this carries little to no improvement, however a conflict cache of no larger than 8 entries allows for a direct mapped</text:p>
      <text:p text:style-name="P1">cache to perform on par with a cache with much higher associativity.</text:p>
      <text:p text:style-name="P1"/>
      <text:p text:style-name="P1">For direct mapped caching our benchmark percentages for twolf were:</text:p>
      <text:p text:style-name="P1">92 98 99 100 100 </text:p>
      <text:p text:style-name="P1"/>
      <text:p text:style-name="P1">However, with a conflict cache implementation of 8 entries these numbers improve to:</text:p>
      <text:p text:style-name="P1">98 100 100 100 100</text:p>
      <text:p text:style-name="P1"/>
      <text:p text:style-name="P1"/>
      <text:p text:style-name="P1"><text:span text:style-name="T1">3.12 Lookahead Caching Techniques:</text:span></text:p>
      <text:p text:style-name="P1"/>
      <text:p text:style-name="P1"><text:tab/>For set-associative caching both the twolf trace and lucas trace provide 100% cache hit rates. <text:s/>Therefore to improve on the set-associative caching, we look to</text:p>
      <text:p text:style-name="P1">the mcf benchmark for performance increases. <text:s/>For this benchmark, the primary source of cache misses appears to be cold misses. <text:s/>Without effecting block size, attacking</text:p>
      <text:p text:style-name="P1">this problem may appear bleak, however we can preload cache entries optimistically in effort to improve our cache hit rates. <text:s/>Empty and invalid cache entries confer</text:p>
      <text:p text:style-name="P1">no improvement on cache hit performance, therefore we can predictively add data present in oncoming instructions to our cache when we have available space, and set it at</text:p>
      <text:p text:style-name="P1">the end of out LRU queue so that even when we mispredict what the next data access will be, we have entered a value which will be the first to be flushed should more</text:p>
      <text:p text:style-name="P1">useful data come along. <text:s/>This will fill the cache and offer no further performance increases if we do not however regularly remove stale cache entries. <text:s/>Therefore,</text:p>
      <text:p text:style-name="P1">a counter is maintained on every cache entrie, each cycle the counter is increased on all entries. <text:s/>When a given counter exceeds the specified time interval, we invalidate</text:p>
      <text:p text:style-name="P1">that cache entry and purge it. <text:s/>Now that this entry is free, addresses we predict we will later use will have space to be input into the cache. <text:s/>In essence, data which</text:p>
      <text:p text:style-name="P1">is unlikely to be used again is cleared out in favor of data which is likely to be used soon.</text:p>
      <text:p text:style-name="P1"/>
      <text:p text:style-name="P1">For the MCF benchmark with set associative caching our initial retrieved cache hit percentages were:</text:p>
      <text:p text:style-name="P1">96 96 96 96</text:p>
      <text:p text:style-name="P1"/>
      <text:p text:style-name="P1">However, with an expiration time of 1024 cycles (the number of cache entries) and a lookahead of 2 data instructions, these rates improve to:</text:p>
      <text:p text:style-name="P1">100 100 100 100</text:p>
      <text:p text:style-name="P1"/>
      <text:p text:style-name="P1"><text:span text:style-name="T1"/></text:p>
      <text:p text:style-name="P1"><text:span text:style-name="T1">3.2 Dynamic Replacement Policies</text:span></text:p>
      <text:p text:style-name="P1"><text:tab/>Throughout the project, most caches were tested using the LRU replacement policy, where each cache-line correlates to an integer counter that keeps track of how many cycles the instruction has been in the cache since its last use. This takes advantage of temporal locality, assuming that more recently used cache-lines are more likely to be used in the future; caches evict lines with a long history of disuse before they begin to evict more recently used lines. In many cases, this results in high hit-rates. This type of design proves vulnerable to scan pollution, however: if a large number of lines are read into the cache and only used once or twice, under the LRU policy, these lines are more likely to remain in the cache than other, potentially more useful lines that will be reused many times, but <text:s/>whose uses have long breaks between them. </text:p>
      <text:p text:style-name="P1"><text:tab/>The dynamic replacement policy implemented in this section attempts to identify these situations and adapt the cache replacement policy according to the cache’s recent hit-rate behavior. There are four possible replacement policy combinations:</text:p>
      <text:list text:style-name="L2">
        <text:list-item>
          <text:p text:style-name="P5">LRU with local counter initialized to predict a moderate amount of time between uses</text:p>
        </text:list-item>
        <text:list-item>
          <text:p text:style-name="P5">LRU with local counter initialized to predict a very large amount of time between uses</text:p>
        </text:list-item>
        <text:list-item>
          <text:p text:style-name="P5">MRU (Most Recently Used) with local counter initialized to predict a moderate amount of time between uses</text:p>
        </text:list-item>
        <text:list-item>
          <text:p text:style-name="P5">MRU local counter initialized to predict <text:s/>a very large amount of time between uses</text:p>
        </text:list-item>
      </text:list>
      <text:p text:style-name="P1"><text:tab/>Each cache-line maintains a local history counter to keep track of how long an instruction has been in the cache without being used. When an instruction is inserted into the cache, it has the option of being initialized to 512, predicting a moderate amount of time between uses, and 1024, predicting its next use will be in the very distant future. The lowest a local counter can be is 0, indicating an expectation of immediate use; the highest counter value of 2047 indicates a high probability that the instruction will not be used again. Each time an instruction receives a “hit,” its use counter is decremented while every other local use counter in the cache is incremented. If the current replacement policy in use is LRU, then instructions with a high local counter will be evicted first; when operating under the MRU policy, instructions with low local counter values are evicted first.</text:p>
      <text:p text:style-name="P1"><text:tab/>Determining the most desirable replacement policy combination requires the maintenance of two global variables. One variable, called PSL (policy selector) in this instance, keeps track of which local counter initialization policy works best for this run. <text:s/>A significant bit of 1 in PSL means instructions being freshly inserted into the cache will have their local use counter set to 1024, predicting a use in the distant future; a PSL with a most significant bit of 0 will insert instructions into the cache with a local use counter of 512, predicting a not immediate, but not distant use. The second global variable LRUSig keeps track of which replacement policy works best: if LRUSig has a 1 in its most significant bit, the cache operates under the LRU policy; if LRUSig has a significant bit of 0, the cache employs a most recently used policy.</text:p>
      <text:p text:style-name="P1"><text:tab/>To manage these variables, the cache is divided into five subsections. Four subsections are permanently dedicated to a particular replacement policy; the fifth section is larger than the other four combined and analyzes the PSL and LRUSig counters to determine which replacement policy to use. The exact size of each section is dependent on total cache size. When a hit on an index within a dedicated section of registers, the two global counters corresponding to a particular replacement policy are incremented or decremented to reflect which policy yielded a successful hit. The sections are divided as follows:</text:p>
      <text:p text:style-name="P1"/>
      <text:list text:style-name="L3">
        <text:list-item>
          <text:p text:style-name="P3">The first section always inserts new instructions with local use counters initialized at 1024 and operates under MRU replacement. When an instruction hits into this section, the global PSL in incremented and LRUSig is decremented.</text:p>
        </text:list-item>
        <text:list-item>
          <text:p text:style-name="P3">The second section always inserts new instructions with local use counters initialized at 1024 and operates under LRU replacement. When an instruction hits into this section, PSL and LRUSig are incremented.</text:p>
        </text:list-item>
        <text:list-item>
          <text:p text:style-name="P3">Section 3 inserts instructions with a use prediction counter set to 512 and uses the MRU policy. If a hit lands in this section, PSL is decremented and LRUSig is decremented.</text:p>
        </text:list-item>
        <text:list-item>
          <text:p text:style-name="P3">The fourth section inserts lines into the cache with counters initialized to 512 and operates under LRU replacement. Hits cause the PSL to be decremented and LRUSig to be incremented.</text:p>
        </text:list-item>
        <text:list-item>
          <text:p text:style-name="P3">The final section inserts instructions with use counters initialized based on the value of PSL and uses the replacement policy dictated by LRUSig. No <text:s/>updates to global counters occur during hits. </text:p>
        </text:list-item>
      </text:list>
      <text:p text:style-name="P1"><text:tab/>In this way, most entries in the cache are influenced by the global history <text:s/>of cache behavior and benefit from replacement policies that adapt to the current cache environment. During testing this implementation has shown to work as well as or slightly worse than simple LRU replacement:</text:p>
      <text:p text:style-name="P1"/>
      <text:p text:style-name="P1">LRU implementation for the “lucas” memory trace:</text:p>
      <text:p text:style-name="P1"/>
      <text:p text:style-name="P1">92 99 99 99 100</text:p>
      <text:p text:style-name="P1">100 100 100 100</text:p>
      <text:p text:style-name="P1">100</text:p>
      <text:p text:style-name="P1">97 97 97 97</text:p>
      <text:p text:style-name="P1"><text:span text:style-name="T1"/></text:p>
      <text:p text:style-name="P1">Dynamically adaptive implementation for the “lucas” memory trace:</text:p>
      <text:p text:style-name="P1"/>
      <text:p text:style-name="P1">92 99 99 99 100</text:p>
      <text:p text:style-name="P1">100 100 99 99</text:p>
      <text:p text:style-name="P1">95</text:p>
      <text:p text:style-name="P1">97 97 97 97</text:p>
      <text:p text:style-name="P1"><text:span text:style-name="T1"/></text:p>
      <text:p text:style-name="P1"><text:span text:style-name="T1"/></text:p>
      <text:p text:style-name="P1"><text:span text:style-name="T1"/></text:p>
      <text:p text:style-name="P1">Discussions of similar cache replacement techniques can be found in the following papers: </text:p>
      <text:p text:style-name="P1"/>
      <text:p text:style-name="P1"><text:tab/>“High Performance Cache Replacement Using Re-Reference Interval <text:tab/>Prediction (RRIP), ” written by Aamar Jaleel, Kevin Theobald, Simon <text:tab/>Steely Jr., and Joel Emer</text:p>
      <text:p text:style-name="P1"/>
      <text:p text:style-name="P1"><text:tab/>“Outperforming LRU with an Adaptive Replacement Cache Algorithm,” <text:tab/>written by Nimrod Megiddo and Dharmendra S. Modha.</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4. Division of Responsibilities</text:span></text:p>
      <text:p text:style-name="P1"><text:span text:style-name="T1"/></text:p>
      <table:table table:name="Table1" table:style-name="Table1">
        <table:table-column table:style-name="TableColumn1"/>
        <table:table-column table:style-name="TableColumn1"/>
        <table:table-column table:style-name="TableColumn1"/>
        <table:table-column table:style-name="TableColumn1"/>
        <table:table-column table:style-name="TableColumn1"/>
        <table:table-row>
          <table:table-cell table:style-name="TableCell1">
            <text:p text:style-name="P1"/>
          </table:table-cell>
          <table:table-cell table:style-name="TableCell1">
            <text:p text:style-name="P6"><text:span text:style-name="T1">Coding</text:span></text:p>
          </table:table-cell>
          <table:table-cell table:style-name="TableCell1">
            <text:p text:style-name="P6"><text:span text:style-name="T1">Testing</text:span></text:p>
          </table:table-cell>
          <table:table-cell table:style-name="TableCell1">
            <text:p text:style-name="P6"><text:span text:style-name="T1">Extra Credit</text:span></text:p>
          </table:table-cell>
          <table:table-cell table:style-name="TableCell1">
            <text:p text:style-name="P6"><text:span text:style-name="T1">Report</text:span></text:p>
          </table:table-cell>
        </table:table-row>
        <table:table-row>
          <table:table-cell table:style-name="TableCell1">
            <text:p text:style-name="P7"><text:span text:style-name="T1">Matt Reigada</text:span></text:p>
          </table:table-cell>
          <table:table-cell table:style-name="TableCell1">
            <text:p text:style-name="P7">Cache.h, back-bone on startup.</text:p>
            <text:p text:style-name="P7">Concurrent coding throughout. Shared solutions and edits through e-mail. Integrated extra-credit solutions into main file.</text:p>
          </table:table-cell>
          <table:table-cell table:style-name="TableCell1">
            <text:p text:style-name="P7">Small sample sizes. Created test files to force cache behavior; traced through output to identify lapses in desired behavior. Checked for memory leaks using valgrind.</text:p>
          </table:table-cell>
          <table:table-cell table:style-name="TableCell1">
            <text:p text:style-name="P7">Implemented conflict cache and instruction look-ahead to weed out cold misses and provide protection against scans. (section 3.1)</text:p>
          </table:table-cell>
          <table:table-cell table:style-name="TableCell1">
            <text:p text:style-name="P7">Collected data from three provided traces; compiled graphs.</text:p>
            <text:p text:style-name="P7">Discussion of extra-credit implementation </text:p>
          </table:table-cell>
        </table:table-row>
        <table:table-row>
          <table:table-cell table:style-name="TableCell1">
            <text:p text:style-name="P7"><text:span text:style-name="T1">Beth Watson</text:span></text:p>
          </table:table-cell>
          <table:table-cell table:style-name="TableCell1">
            <text:p text:style-name="P7">Concurrent coding throughout. Shared solutions and edits through e-mail.</text:p>
          </table:table-cell>
          <table:table-cell table:style-name="TableCell1">
            <text:p text:style-name="P7">Large sample sizes tested using valgrind. Created test files with predicted behaviors; compared hit-rate results against expected behavior.</text:p>
          </table:table-cell>
          <table:table-cell table:style-name="TableCell1">
            <text:p text:style-name="P7">Employed cache-line and global counters to dynamically adapt replacement policies to the cache environment. Protects against scans. (section 3.2)</text:p>
          </table:table-cell>
          <table:table-cell table:style-name="TableCell1">
            <text:p text:style-name="P7">Compiled report; integrated graphs and report</text:p>
          </table:table-cell>
        </table:table-row>
      </table:table>
      <text:p text:style-name="P1"/>
      <text:p text:style-name="P1"><text:span text:style-name="T1">5. Conclusion</text:span></text:p>
      <text:p text:style-name="P1"/>
      <text:p text:style-name="P1"><text:tab/>During testing, set-associative caches and fully-associative caches performed equally well. Given the relatively long execution time associated with the FACs, SACs provide the best compromise between high cache-hit rates and low execution time. Generally, SACs of with 8 and 16 ways performed comparably. Operating under the assumption that few cache-lines would use all 16 ways in a 16-way cache, the optimal configuration for achieving a high cache-hit rate is an 8-way set cache, which provides an amount of associativity comparable to a 16-way cache while allowing for a larger number of unique indexes to be identified within the cache.</text:p>
      <text:p text:style-name="P1"><text:s/><text:tab/></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404.34</meta:generator>
    <meta:initial-creator>Bethany Watson</meta:initial-creator>
  </office:meta>
</office:document-meta>
</file>